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MS Reference Sans Serif" fo:font-size="16pt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016a09" officeooo:paragraph-rsid="00016a09"/>
    </style:style>
    <style:style style:name="P6" style:family="paragraph" style:parent-style-name="Standard">
      <style:text-properties officeooo:paragraph-rsid="0001d245"/>
    </style:style>
    <style:style style:name="P7" style:family="paragraph" style:parent-style-name="Standard">
      <style:paragraph-properties fo:margin-top="0cm" fo:margin-bottom="0.282cm" loext:contextual-spacing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T1" style:family="text">
      <style:text-properties style:font-name="Courier New" fo:font-size="18pt" fo:font-weight="bold" style:font-size-asian="18pt" style:font-weight-asian="bold" style:font-name-complex="Courier New1"/>
    </style:style>
    <style:style style:name="T2" style:family="text">
      <style:text-properties style:font-name="Courier New" fo:font-size="14pt" fo:font-weight="bold" style:font-size-asian="14pt" style:font-weight-asian="bold" style:font-name-complex="Courier New1"/>
    </style:style>
    <style:style style:name="T3" style:family="text">
      <style:text-properties style:font-name="Courier New" fo:font-size="22pt" fo:font-weight="bold" style:font-size-asian="22pt" style:font-weight-asian="bold" style:font-name-complex="Courier New1"/>
    </style:style>
    <style:style style:name="T4" style:family="text"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name-complex="Courier New1"/>
    </style:style>
    <style:style style:name="T5" style:family="text">
      <style:text-properties style:font-name="Courier New" fo:font-size="16pt" fo:font-weight="bold" style:font-size-asian="16pt" style:font-weight-asian="bold" style:font-name-complex="Courier New1"/>
    </style:style>
    <style:style style:name="T6" style:family="text">
      <style:text-properties style:font-name="MS Reference Sans Serif"/>
    </style:style>
    <style:style style:name="T7" style:family="text"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style:font-name="MS Reference Sans Serif" fo:background-color="#ffffff" loext:char-shading-value="0" style:font-name-complex="Arial1"/>
    </style:style>
    <style:style style:name="T9" style:family="text">
      <style:text-properties style:font-name="MS Reference Sans Serif" officeooo:rsid="00016a09" fo:background-color="#ffffff" loext:char-shading-value="0" style:font-name-complex="Arial1"/>
    </style:style>
    <style:style style:name="T10" style:family="text">
      <style:text-properties style:font-name="MS Reference Sans Serif" officeooo:rsid="0001d245" fo:background-color="#ffffff" loext:char-shading-value="0" style:font-name-complex="Arial1"/>
    </style:style>
    <style:style style:name="T11" style:family="text">
      <style:text-properties style:font-name="MS Reference Sans Serif" style:font-name-complex="Arial1" fo:background-color="#ffffff"/>
    </style:style>
    <style:style style:name="T12" style:family="text">
      <style:text-properties style:font-name="MS Reference Sans Serif" style:text-underline-style="solid" style:text-underline-width="auto" style:text-underline-color="font-color" fo:background-color="#ffffff" loext:char-shading-value="0" style:font-name-complex="Arial1"/>
    </style:style>
    <style:style style:name="T13" style:family="text">
      <style:text-properties style:font-name="MS Reference Sans Serif" style:text-underline-style="solid" style:text-underline-width="auto" style:text-underline-color="font-color" officeooo:rsid="0001d245" fo:background-color="#ffffff" loext:char-shading-value="0" style:font-name-complex="Arial1"/>
    </style:style>
    <style:style style:name="T14" style:family="text">
      <style:text-properties style:font-name="MS Reference Sans Serif" style:text-underline-style="none" fo:background-color="#ffffff" loext:char-shading-value="0" style:font-name-complex="Arial1"/>
    </style:style>
    <style:style style:name="T15" style:family="text">
      <style:text-properties style:font-name="MS Reference Sans Serif" style:text-underline-style="none" officeooo:rsid="0001d245" fo:background-color="#ffffff" loext:char-shading-value="0" style:font-name-complex="Arial1"/>
    </style:style>
    <style:style style:name="T16" style:family="text">
      <style:text-properties style:font-name="Arial" fo:background-color="#ffffff" loext:char-shading-value="0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4"><text:span text:style-name="T1">Base de Datos(1959)</text:span></text:p>
      <text:p text:style-name="P4"><text:span text:style-name="T3">Trabajo práctico Integrador:<text:line-break/>“Ciudad de los Niños”</text:span></text:p>
      <text:p text:style-name="P3"/>
      <text:p text:style-name="P2"/>
      <text:p text:style-name="P1"/>
      <text:p text:style-name="P1"/>
      <text:p text:style-name="P1"/>
      <text:p text:style-name="P1"><text:bookmark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4">Grupo</text:span><text:span text:style-name="T5">: María Santiago, Pera Eduardo, Tarditto Juliana.</text:span></text:p>
      <text:p text:style-name="P1"/>
      <text:p text:style-name="P1"/>
      <text:p text:style-name="P1"/>
      <text:p text:style-name="Standard"><text:soft-page-break/><text:span text:style-name="T7">Tabulación de Diagrama E/R de la Base de datos “Ciudad de los Niños”</text:span></text:p>
      <text:p text:style-name="Standard"><text:span text:style-name="T6">Dado el problema a resolver, asumimos que en la base de datos no se guardará registro de ninguna persona que no sea parte del personal, visitantes o los menores y tampoco hay intersección entre estos conjuntos. Como las entidades Personal, Visitantes y Menores tienen atributos en común (nro_doc, tipo_doc, apellido y nombre) se decidió hacer una generalización de la entidad Persona con estos atributos, con nro_doc como clave primaria.<text:line-break/></text:span></text:p>
      <text:p text:style-name="Standard"><text:span text:style-name="T6">Persona = Menores U Visitantes U Personal<text:line-break/>Donde: Menores </text:span><text:span text:style-name="T16">∩</text:span><text:span text:style-name="apple-converted-space"><text:span text:style-name="T8"> Visitante = </text:span></text:span><text:span text:style-name="T8">Ø</text:span><text:span text:style-name="apple-converted-space"><text:span text:style-name="T8"><text:line-break/><text:tab/>Menores  </text:span></text:span><text:span text:style-name="T16">∩</text:span><text:span text:style-name="apple-converted-space"><text:span text:style-name="T8">  Personal = </text:span></text:span><text:span text:style-name="T8">Ø</text:span><text:span text:style-name="apple-converted-space"><text:span text:style-name="T8"> <text:line-break/><text:tab/>Visitantes  </text:span></text:span><text:span text:style-name="T16">∩</text:span><text:span text:style-name="apple-converted-space"><text:span text:style-name="T8"> Personal = </text:span></text:span><text:span text:style-name="T8">Ø</text:span></text:p>
      <text:p text:style-name="Standard"><text:span text:style-name="T8">Visitante </text:span><text:span text:style-name="T12">(nro_doc</text:span><text:span text:style-name="T8">, tipo_doc, apellido, nombre)</text:span></text:p>
      <text:p text:style-name="Standard"><text:span text:style-name="T8">Personal (</text:span><text:span text:style-name="T12">nro_doc</text:span><text:span text:style-name="T8">, tipo_doc, apellido, nombre, dirección, tel_fijo)</text:span></text:p>
      <text:p text:style-name="Standard"><text:span text:style-name="T8">MTelPersonal (</text:span><text:span text:style-name="T12">nro_doc</text:span><text:span text:style-name="T8">, </text:span><text:span text:style-name="T12">celular</text:span><text:span text:style-name="T8">) <text:line-break/><text:tab/><text:tab/><text:tab/>nro_doc Clave Foránea que referencia a Personal</text:span></text:p>
      <text:p text:style-name="Standard"><text:span text:style-name="T8">Menor (</text:span><text:span text:style-name="T12">nro_doc</text:span><text:span text:style-name="T8">, tipo_doc, apellido, nombre, estado, cond, fecha_nac, edad, peso, talla, tel, nro_casa, nro_legajo) <text:line-break/><text:tab/><text:tab/><text:tab/> nro_casa Clave Foránea que referencia a Casa<text:line-break/><text:tab/><text:tab/><text:tab/> nro_legajo Clave Foránea que referencia a </text:span><text:span text:style-name="T9">Legajo</text:span></text:p>
      <text:p text:style-name="Standard"><text:span text:style-name="T8">visita (</text:span><text:span text:style-name="T12">nro_doc_menor</text:span><text:span text:style-name="T8">, </text:span><text:span text:style-name="T12">nro_doc_visit</text:span><text:span text:style-name="T8">, nro_visita, dia_hora)<text:line-break/><text:tab/><text:tab/><text:tab/>nro_doc_menor Clave Foránea que referencia a Menores<text:line-break/><text:tab/><text:tab/><text:tab/>nro_doc_visit Clave Foránea que referencia a Visitantes</text:span></text:p>
      <text:p text:style-name="Standard"><text:span text:style-name="T8">Casa (</text:span><text:span text:style-name="T12">nro_casa</text:span><text:span text:style-name="T8">)</text:span></text:p>
      <text:p text:style-name="P5"><text:span text:style-name="T8">Ocasion (</text:span><text:span text:style-name="T12">fecha</text:span><text:span text:style-name="T14">)</text:span></text:p>
      <text:p text:style-name="P6"><text:span text:style-name="T8">aCargo (</text:span><text:span text:style-name="T12">nro_casa</text:span><text:span text:style-name="T8">, </text:span><text:span text:style-name="T12">nro_doc</text:span><text:span text:style-name="T14">, </text:span><text:span text:style-name="T13">fecha</text:span><text:span text:style-name="T15">, h_inicio, h_fin</text:span><text:span text:style-name="T8">)<text:line-break/><text:tab/><text:tab/><text:tab/>nro_casa Clave Foránea que referencia a Casa<text:line-break/><text:tab/><text:tab/><text:tab/>nro_doc Clave Foránea que referencia a Visitante<text:line-break/><text:tab/><text:tab/><text:tab/></text:span><text:span text:style-name="T10">fecha</text:span><text:span text:style-name="T8"> Clave Foránea que referencia a </text:span><text:span text:style-name="T10">Ocasion</text:span></text:p>
      <text:p text:style-name="Standard"><text:span text:style-name="T8">Historia_Clinica (</text:span><text:span text:style-name="T12">nro_hist,</text:span><text:span text:style-name="T14"> nro_doc</text:span><text:span text:style-name="T8">)<text:line-break/><text:tab/><text:tab/><text:tab/>nro_doc Clave Foránea que referencia a Menor</text:span></text:p>
      <text:p text:style-name="Standard"><text:span text:style-name="T8">MAntecedente (</text:span><text:span text:style-name="T12">nro_hist</text:span><text:span text:style-name="T8">, antecedent</text:span><text:span text:style-name="T9">e</text:span><text:span text:style-name="T8">)<text:line-break/><text:tab/><text:tab/><text:tab/>nro_hist Clave Foránea que referencia a Historia_Clinica</text:span></text:p>
      <text:p text:style-name="Standard"><text:span text:style-name="T8">Episodio_Salud (</text:span><text:span text:style-name="T12">nro_item</text:span><text:span text:style-name="T8">, nro_hist, descripcion, fecha)<text:line-break/><text:tab/><text:tab/><text:tab/>nro_hist Clave Foránea que referencia a Historia_Clinica</text:span></text:p>
      <text:p text:style-name="Standard"><text:span text:style-name="T8">recetado (</text:span><text:span text:style-name="T12">nombre_med</text:span><text:span text:style-name="T8">, nro_item, </text:span><text:span text:style-name="T9">dosis</text:span><text:span text:style-name="T8">)<text:line-break/> <text:tab/><text:tab/> <text:s text:c="10"/>nombre_med Clave Foránea que referencia a Medicamento<text:line-break/> <text:s text:c="30"/>nro_item Clave Foránea que referencia a Episodio_Salud</text:span></text:p>
      <text:p text:style-name="Standard"><text:span text:style-name="T8">Medicamento (</text:span><text:span text:style-name="T12">nombre_med</text:span><text:span text:style-name="T8">)</text:span></text:p>
      <text:p text:style-name="P7"><text:span text:style-name="T9">Legajo</text:span><text:span text:style-name="T8"> (</text:span><text:span text:style-name="T12">nro_legajo</text:span><text:span text:style-name="T8">, visita_familiar, foto_dni, part_nac, otros_hogar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A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7:25:00</meta:creation-date>
    <meta:initial-creator>Usuario de Windows</meta:initial-creator>
    <dc:language>es-AR</dc:language>
    <dc:date>2017-05-30T17:47:33.844775722</dc:date>
    <meta:editing-cycles>6</meta:editing-cycles>
    <meta:editing-duration>PT58M53S</meta:editing-duration>
    <meta:generator>LibreOffice/5.0.3.2$Linux_X86_64 LibreOffice_project/00m0$Build-2</meta:generator>
    <dc:creator>Eduardo </dc:creator>
    <meta:document-statistic meta:table-count="0" meta:image-count="0" meta:object-count="0" meta:page-count="2" meta:paragraph-count="20" meta:word-count="280" meta:character-count="2154" meta:non-whitespace-character-count="18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